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in" fo:margin-right="0in" fo:text-indent="0.0783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4" style:family="paragraph" style:parent-style-name="Heading_20_1" style:list-style-name="WWNum2"/>
    <style:style style:name="P25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Desarrollo Web en Entorno Cliente</text:span><text:span text:style-name="T2"><text:line-break/></text:span><text:span text:style-name="T3">UD 09. Introducción a jQuery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Octubre 2020</text:span></text:p>
      <text:p text:style-name="P6"/>
      <text:p text:style-name="P6"/>
      <text:p text:style-name="P6"/>
      <text:p text:style-name="P5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5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</text:span><text:span text:style-name="T20">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15">2. </text:span><text:a xlink:type="simple" xlink:href="#_38awkmbxrd5h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8"><text:span text:style-name="T21">UD0</text:span><text:span text:style-name="T22">9</text:span><text:span text:style-name="T23">. Introducción a jQuer</text:span><text:span text:style-name="T22">y - Actividades 01</text:span></text:p>
      <text:p text:style-name="P22"><text:span text:style-name="T16">📖 </text:span><text:span text:style-name="T26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2"><text:span text:style-name="T16">📖 </text:span><text:span text:style-name="T26">Importante 2: </text:span>si en programación algo no sale a la primera... es totalmente normal. Es parte del aprendizaje. ¿Cómo crees que aprendieron los mejores programadores?</text:p>
      <text:list xml:id="list543757833" text:style-name="WWNum2">
        <text:list-item>
          <text:p text:style-name="P24"><text:bookmark text:name="_4owcmsjlyn6b"/>Actividad 1</text:p>
        </text:list-item>
      </text:list>
      <text:p text:style-name="P21">Intenta resolver ejercicios de UD anteriores (2 a la 8), utilizando jQuery en lugar de Javascript normal. ¡Comparte tus soluciones en el foro!</text:p>
      <text:p text:style-name="P21">Reflexiona con eso sobre qué framework te es más útil en determinados contextos. Recuerda la biblioteca jQuery la puedes obtener en <text:a xlink:type="simple" xlink:href="https://jquery.com/" text:style-name="ListLabel_20_10" text:visited-style-name="ListLabel_20_10"><text:span text:style-name="T27">https://jquery.com/</text:span></text:a></text:p>
      <text:p text:style-name="P21"/>
      <text:list xml:id="list61444086242054" text:continue-numbering="true" text:style-name="WWNum2">
        <text:list-item>
          <text:p text:style-name="P24"><text:bookmark text:name="_38awkmbxrd5h"/>Autores (en orden alfabético)</text:p>
        </text:list-item>
      </text:list>
      <text:p text:style-name="P21">A continuación ofrecemos en orden alfabético el listado de autores que han hecho aportaciones a este documento:</text:p>
      <text:list xml:id="list1271216459" text:style-name="WWNum1">
        <text:list-item>
          <text:p text:style-name="P23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9</text:span><text:span text:style-name="MT1">. </text:span><text:span text:style-name="MT2">Introducción a jQuery</text:span><text:span text:style-name="MT1">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9 - Página</text:span><text:span text:style-name="MT1">.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4" meta:word-count="267" meta:character-count="1664" meta:non-whitespace-character-count="1419"/>
    <meta:generator>LibreOfficeDev/6.0.5.2$Linux_X86_64 LibreOffice_project/</meta:generator>
  </office:meta>
</office:document-meta>
</file>